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, Calibri_EmbeddedFont, Calibri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54cm" table:align="margins" fo:background-color="transparent">
        <style:background-image/>
      </style:table-properties>
    </style:style>
    <style:style style:name="Table1.A" style:family="table-column">
      <style:table-column-properties style:column-width="17.554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97cm" fo:border="0.5pt solid #000000">
        <style:background-image/>
      </style:table-cell-properties>
    </style:style>
    <style:style style:name="Table2" style:family="table">
      <style:table-properties style:width="17.554cm" table:align="margins"/>
    </style:style>
    <style:style style:name="Table2.A" style:family="table-column">
      <style:table-column-properties style:column-width="5.851cm" style:rel-column-width="21845*"/>
    </style:style>
    <style:style style:name="Table2.1" style:family="table-row">
      <style:table-row-properties style:min-row-height="2.1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3" style:family="table">
      <style:table-properties style:width="17.554cm" table:align="margins"/>
    </style:style>
    <style:style style:name="Table3.A" style:family="table-column">
      <style:table-column-properties style:column-width="8.742cm" style:rel-column-width="32636*"/>
    </style:style>
    <style:style style:name="Table3.B" style:family="table-column">
      <style:table-column-properties style:column-width="8.812cm" style:rel-column-width="32899*"/>
    </style:style>
    <style:style style:name="Table3.1" style:family="table-row">
      <style:table-row-properties style:min-row-height="2.196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4" style:family="table">
      <style:table-properties style:width="17.554cm" table:align="margins" fo:background-color="transparent">
        <style:background-image/>
      </style:table-properties>
    </style:style>
    <style:style style:name="Table4.A" style:family="table-column">
      <style:table-column-properties style:column-width="17.554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b4c7dc" fo:padding="0.097cm" fo:border="0.5pt solid #000000">
        <style:background-image/>
      </style:table-cell-properties>
    </style:style>
    <style:style style:name="Table5" style:family="table">
      <style:table-properties style:width="17.554cm" table:align="margins" fo:background-color="transparent">
        <style:background-image/>
      </style:table-properties>
    </style:style>
    <style:style style:name="Table5.A" style:family="table-column">
      <style:table-column-properties style:column-width="17.554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b4c7dc" fo:padding="0.097cm" fo:border="0.5pt solid #000000">
        <style:background-image/>
      </style:table-cell-properties>
    </style:style>
    <style:style style:name="Table6" style:family="table">
      <style:table-properties style:width="17.554cm" table:align="margins" fo:background-color="transparent">
        <style:background-image/>
      </style:table-properties>
    </style:style>
    <style:style style:name="Table6.A" style:family="table-column">
      <style:table-column-properties style:column-width="17.554cm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b4c7dc" fo:padding="0.097cm" fo:border="0.5pt solid #000000">
        <style:background-image/>
      </style:table-cell-properties>
    </style:style>
    <style:style style:name="Table7" style:family="table">
      <style:table-properties style:width="17.554cm" table:align="margins" fo:background-color="transparent">
        <style:background-image/>
      </style:table-properties>
    </style:style>
    <style:style style:name="Table7.A" style:family="table-column">
      <style:table-column-properties style:column-width="17.554cm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b4c7dc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000b1" officeooo:paragraph-rsid="000000b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0000b1" officeooo:paragraph-rsid="000000b1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officeooo:rsid="000000b1" officeooo:paragraph-rsid="000000b1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officeooo:rsid="000000b1" officeooo:paragraph-rsid="00000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000b1" officeooo:paragraph-rsid="000000b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000b1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fo:font-weight="bold" officeooo:rsid="000000b1" officeooo:paragraph-rsid="000000b1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paragraph-rsid="000000b1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0pt" officeooo:paragraph-rsid="000000b1" style:font-size-asian="10pt" style:font-size-complex="10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style:font-name="Arial" fo:font-size="10pt" officeooo:paragraph-rsid="000000b1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0000b1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bold" officeooo:rsid="000000b1" officeooo:paragraph-rsid="000000b1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font-name="Arial" fo:font-size="10pt" fo:language="en" fo:country="US" fo:font-style="normal" fo:font-weight="normal" officeooo:paragraph-rsid="000000b1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normal" officeooo:rsid="000000b1" officeooo:paragraph-rsid="000000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000b1" officeooo:paragraph-rsid="000000b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17607" officeooo:paragraph-rsid="0001760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17607" officeooo:paragraph-rsid="0001760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17607" officeooo:paragraph-rsid="0001760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17607" officeooo:paragraph-rsid="0001760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Arial" fo:font-size="12pt" fo:font-style="normal" style:text-underline-style="none" fo:font-weight="normal" officeooo:rsid="00017607" officeooo:paragraph-rsid="0001760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0000b1" officeooo:paragraph-rsid="000000b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017607" officeooo:paragraph-rsid="0001760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017607" officeooo:paragraph-rsid="00017607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normal" officeooo:rsid="000000b1" officeooo:paragraph-rsid="000000b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rial" fo:font-size="14pt" fo:language="en" fo:country="US" fo:font-style="normal" style:text-underline-style="none" fo:font-weight="normal" officeooo:rsid="000000b1" officeooo:paragraph-rsid="000000b1" style:text-blinking="fals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rial" fo:font-size="10pt" fo:language="en" fo:country="US" fo:font-style="italic" style:text-underline-style="none" fo:font-weight="normal" officeooo:rsid="000000b1" officeooo:paragraph-rsid="000000b1" style:text-blinking="false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rial" fo:font-size="10pt" fo:language="en" fo:country="US" fo:font-style="italic" style:text-underline-style="none" fo:font-weight="normal" officeooo:rsid="00017607" officeooo:paragraph-rsid="00017607" style:text-blinking="false" style:font-size-asian="8.75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rial" fo:font-size="10pt" fo:language="en" fo:country="US" fo:font-style="normal" style:text-underline-style="none" fo:font-weight="normal" officeooo:rsid="000000b1" officeooo:paragraph-rsid="000000b1" style:text-blinking="false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017607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017607"/>
    </style:style>
    <style:style style:name="P33" style:family="paragraph" style:parent-style-name="Standard" style:list-style-name="L7">
      <style:paragraph-properties fo:text-align="start" style:justify-single-word="false"/>
      <style:text-properties fo:font-style="normal" officeooo:paragraph-rsid="00017607"/>
    </style:style>
    <style:style style:name="P34" style:family="paragraph" style:parent-style-name="Standard" style:list-style-name="L7">
      <style:paragraph-properties fo:text-align="start" style:justify-single-word="false"/>
      <style:text-properties fo:font-style="normal" officeooo:rsid="00017607" officeooo:paragraph-rsid="00017607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017607" officeooo:paragraph-rsid="00017607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paragraph-rsid="000000b1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officeooo:rsid="00017607" officeooo:paragraph-rsid="00017607" style:font-size-asian="12.25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4pt" officeooo:rsid="00017607" officeooo:paragraph-rsid="00017607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4pt" officeooo:rsid="00017607" officeooo:paragraph-rsid="00017607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style:text-line-through-style="none" style:text-line-through-type="none" style:font-name="Arial" fo:font-size="10pt" fo:language="en" fo:country="US" fo:font-style="normal" style:text-underline-style="none" fo:font-weight="normal" officeooo:rsid="000000b1" officeooo:paragraph-rsid="000000b1" style:text-blinking="false" style:font-size-asian="10pt" style:font-size-complex="10pt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language="fr" fo:country="FR" fo:font-style="normal" fo:font-weight="normal" officeooo:rsid="00017607" officeooo:paragraph-rsid="00017607" style:font-style-asian="normal" style:font-style-complex="normal"/>
    </style:style>
    <style:style style:name="P42" style:family="paragraph" style:parent-style-name="Text_20_body">
      <style:paragraph-properties fo:text-align="start" style:justify-single-word="false"/>
      <style:text-properties style:font-name="Arial" fo:font-size="10pt" officeooo:paragraph-rsid="000000b1" style:font-size-asian="10pt" style:font-size-complex="10pt"/>
    </style:style>
    <style:style style:name="T1" style:family="text">
      <style:text-properties officeooo:rsid="000000b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000b1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 officeooo:rsid="000000b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Calibri" fo:language="en" fo:country="US" style:text-underline-style="none" style:text-blinking="false"/>
    </style:style>
    <style:style style:name="T6" style:family="text">
      <style:text-properties style:text-line-through-style="none" style:text-line-through-type="none" style:font-name="Calibri" fo:language="en" fo:country="US" style:text-underline-style="none" officeooo:rsid="000000b1" style:text-blinking="false"/>
    </style:style>
    <style:style style:name="T7" style:family="text">
      <style:text-properties style:text-line-through-style="none" style:text-line-through-type="none" style:font-name="Calibri" fo:language="en" fo:country="US" style:text-underline-style="none" officeooo:rsid="00017607" style:text-blinking="false"/>
    </style:style>
    <style:style style:name="T8" style:family="text">
      <style:text-properties style:text-line-through-style="none" style:text-line-through-type="none" style:font-name="Calibri" fo:font-size="12pt" fo:language="en" fo:country="US" style:text-underline-style="none" style:text-blinking="false"/>
    </style:style>
    <style:style style:name="T9" style:family="text">
      <style:text-properties style:text-line-through-style="none" style:text-line-through-type="none" style:font-name="Calibri" fo:font-size="12pt" fo:language="en" fo:country="US" style:text-blinking="false"/>
    </style:style>
    <style:style style:name="T10" style:family="text">
      <style:text-properties style:text-line-through-style="none" style:text-line-through-type="none" style:font-name="Calibri" fo:font-size="12pt" fo:language="en" fo:country="US" style:text-underline-style="solid" style:text-underline-width="auto" style:text-underline-color="font-color" style:text-blinking="false"/>
    </style:style>
    <style:style style:name="T11" style:family="text">
      <style:text-properties style:text-line-through-style="none" style:text-line-through-type="none" style:text-underline-style="none" style:text-blinking="false"/>
    </style:style>
    <style:style style:name="T12" style:family="text">
      <style:text-properties style:text-line-through-style="none" style:text-line-through-type="none" style:text-underline-style="none" officeooo:rsid="000000b1" style:text-blinking="false"/>
    </style:style>
    <style:style style:name="T13" style:family="text">
      <style:text-properties style:font-name="Arial" fo:font-size="12pt" style:text-underline-style="solid" style:text-underline-width="auto" style:text-underline-color="font-color" officeooo:rsid="000000b1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officeooo:rsid="000000b1" style:font-size-asian="12pt" style:font-weight-asian="normal" style:font-size-complex="12pt" style:font-weight-complex="normal"/>
    </style:style>
    <style:style style:name="T15" style:family="text">
      <style:text-properties style:font-name="Arial" fo:font-size="12pt" style:text-underline-style="none" fo:font-weight="normal" officeooo:rsid="0001760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01760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solid" style:text-underline-width="auto" style:text-underline-color="font-color" fo:font-weight="normal" officeooo:rsid="0001760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2pt" fo:language="en" fo:country="US" fo:font-style="normal" style:text-underline-style="none" style:text-blinking="false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Calibri" fo:font-size="12pt" fo:language="en" fo:country="US" fo:font-style="normal" style:text-underline-style="none" officeooo:rsid="000000b1" style:text-blinking="false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Calibri" fo:font-size="12pt" fo:language="en" fo:country="US" fo:font-style="normal" style:text-underline-style="none" officeooo:rsid="000000b1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Calibri" fo:font-size="9.5pt" fo:language="en" fo:country="US" fo:font-style="normal" style:text-underline-style="none" style:text-blinking="false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style:font-name="Calibri" fo:font-size="9.5pt" fo:language="en" fo:country="US" style:text-underline-style="none" style:text-blinking="false"/>
    </style:style>
    <style:style style:name="T24" style:family="text">
      <style:text-properties fo:font-variant="normal" fo:text-transform="none" style:text-line-through-style="none" style:text-line-through-type="none" style:font-name="Calibri" fo:language="en" fo:country="US" style:text-underline-style="none" style:text-blinking="false"/>
    </style:style>
    <style:style style:name="T25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style:text-blinking="false" style:font-size-asian="12pt" style:font-size-complex="12pt"/>
    </style:style>
    <style:style style:name="T26" style:family="text">
      <style:text-properties fo:font-variant="normal" fo:text-transform="none" style:text-line-through-style="none" style:text-line-through-type="none" style:font-name="Arial" fo:language="en" fo:country="US" style:text-underline-style="none" style:text-blinking="false"/>
    </style:style>
    <style:style style:name="T27" style:family="text">
      <style:text-properties fo:font-variant="normal" fo:text-transform="none" style:text-line-through-style="none" style:text-line-through-type="none" style:font-name="Arial" fo:language="en" fo:country="US" style:text-underline-style="none" fo:font-weight="normal" style:text-blinking="false" style:font-weight-asian="normal" style:font-weight-complex="normal"/>
    </style:style>
    <style:style style:name="T28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normal" style:text-blinking="false"/>
    </style:style>
    <style:style style:name="T29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normal" officeooo:rsid="000000b1" style:text-blinking="false"/>
    </style:style>
    <style:style style:name="T30" style:family="text">
      <style:text-properties fo:font-variant="normal" fo:text-transform="none" style:text-line-through-style="none" style:text-line-through-type="none" fo:language="en" fo:country="US" style:text-underline-style="none" style:text-blinking="false"/>
    </style:style>
    <style:style style:name="T31" style:family="text">
      <style:text-properties fo:font-variant="normal" fo:text-transform="none" style:text-line-through-style="none" style:text-line-through-type="none" fo:language="en" fo:country="US" style:text-underline-style="none" fo:font-weight="normal" style:text-blinking="false" style:font-weight-asian="normal" style:font-weight-complex="normal"/>
    </style:style>
    <style:style style:name="T32" style:family="text">
      <style:text-properties fo:font-variant="normal" fo:text-transform="none" style:text-line-through-style="none" style:text-line-through-type="none" fo:language="en" fo:country="US" style:text-underline-style="none" fo:font-weight="normal" officeooo:rsid="00017607" style:text-blinking="false" style:font-weight-asian="normal" style:font-weight-complex="normal"/>
    </style:style>
    <style:style style:name="T33" style:family="text">
      <style:text-properties fo:font-variant="normal" fo:text-transform="none" style:text-line-through-style="none" style:text-line-through-type="none" fo:language="fr" fo:country="FR" style:text-underline-style="none" style:text-blinking="false"/>
    </style:style>
    <style:style style:name="T34" style:family="text">
      <style:text-properties fo:font-size="10pt" style:text-underline-style="none" style:font-size-asian="8.75pt" style:font-size-complex="10pt"/>
    </style:style>
    <style:style style:name="T35" style:family="text">
      <style:text-properties fo:font-style="italic"/>
    </style:style>
    <style:style style:name="T36" style:family="text">
      <style:text-properties style:font-name="Arial" fo:font-style="italic"/>
    </style:style>
    <style:style style:name="T37" style:family="text">
      <style:text-properties style:font-name="Arial" style:font-style-asian="normal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i Arnal</text:p>
      <text:p text:style-name="P1"/>
      <text:p text:style-name="P2">22 avenue Franklin Roosevelt, Clermont-Ferrand, Auvergne</text:p>
      <text:p text:style-name="P2"/>
      <text:p text:style-name="P2">+33 7 63 46 40 <text:s text:c="21"/><text:a xlink:type="simple" xlink:href="mailto:remi.arnal@gmail.com" text:style-name="Internet_20_link" text:visited-style-name="Visited_20_Internet_20_Link">remi.arnal@gmail.com</text:a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EDUCATION</text:p>
          </table:table-cell>
        </table:table-row>
      </table:table>
      <text:p text:style-name="P16"/>
      <text:p text:style-name="P6"><text:span text:style-name="T4">July 2021</text:span><text:span text:style-name="T3"><text:tab/><text:tab/></text:span><text:span text:style-name="T5">French Baccalaureate (</text:span><text:span text:style-name="T6">H</text:span><text:span text:style-name="T5">igh </text:span><text:span text:style-name="T6">S</text:span><text:span text:style-name="T5">chool </text:span><text:span text:style-name="T6">D</text:span><text:span text:style-name="T5">iploma) Honor </text:span><text:span text:style-name="T7">1:1</text:span></text:p>
      <text:p text:style-name="P17"/>
      <text:p text:style-name="P23">With Chemical Physics and Mathematics as option in Olympe de Gouge High School.</text:p>
      <text:p text:style-name="P23"/>
      <text:p text:style-name="P5"/>
      <text:p text:style-name="P13"><text:span text:style-name="T13">2021 - 2022</text:span><text:span text:style-name="T14"><text:tab/><text:tab/></text:span><text:span text:style-name="T19">1</text:span><text:span text:style-name="T22">st</text:span><text:span text:style-name="T25"> </text:span><text:span text:style-name="T19">Bachelor’s degree, </text:span><text:span text:style-name="T20">B</text:span><text:span text:style-name="T19">achelor </text:span><text:span text:style-name="T20">i</text:span><text:span text:style-name="T19">n </text:span><text:span text:style-name="T20">C</text:span><text:span text:style-name="T19">omputer </text:span><text:span text:style-name="T20">S</text:span><text:span text:style-name="T19">cience (BUT informatique) – </text:span><text:span text:style-name="T20">IUT </text:span><text:span text:style-name="T19">Clermont-Ferrand</text:span></text:p>
      <text:p text:style-name="P27"/>
      <text:p text:style-name="P28">Modules included: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"><text:span text:style-name="T29">- C</text:span><text:span text:style-name="T28">ommunication Systems</text:span></text:p>
            <text:p text:style-name="P15"><text:span text:style-name="T11">- Fundamental </text:span><text:span text:style-name="T12">M</text:span><text:span text:style-name="T11">athematic</text:span><text:span text:style-name="T12">s</text:span></text:p>
            <text:p text:style-name="P10"><text:span text:style-name="T28">- Project management</text:span></text:p>
          </table:table-cell>
          <table:table-cell table:style-name="Table2.A1" office:value-type="string">
            <text:p text:style-name="P11">- <text:span text:style-name="T1">Database Creation and Manipulation</text:span></text:p>
            <text:p text:style-name="P11">- <text:span text:style-name="T1">Operating Systems</text:span></text:p>
          </table:table-cell>
          <table:table-cell table:style-name="Table2.C1" office:value-type="string">
            <text:p text:style-name="P8">- <text:span text:style-name="T1">Structred Programming</text:span></text:p>
            <text:p text:style-name="P8"/>
            <text:p text:style-name="P8">- <text:span text:style-name="T1">RSA Public/Private key</text:span></text:p>
            <text:p text:style-name="P8"/>
            <text:p text:style-name="P8">- <text:span text:style-name="T1">Software Engineering</text:span></text:p>
          </table:table-cell>
        </table:table-row>
      </table:table>
      <text:p text:style-name="P29"/>
      <text:p text:style-name="P14"><text:span text:style-name="T26">Group Project </text:span><text:span text:style-name="T27">on workout application. Created graphic application where you can view workouts and exercices, have a library of liked items. All data are persisted with xml, project coded in C# and wpf.</text:span></text:p>
      <text:p text:style-name="P2"/>
      <text:p text:style-name="P2"/>
      <text:p text:style-name="P13"><text:span text:style-name="T13">2022 - 2023</text:span><text:span text:style-name="T14"><text:tab/><text:tab/></text:span><text:span text:style-name="T21">2</text:span><text:span text:style-name="T22">st</text:span><text:span text:style-name="T25"> </text:span><text:span text:style-name="T19">Bachelor’s degree, </text:span><text:span text:style-name="T20">B</text:span><text:span text:style-name="T19">achelor </text:span><text:span text:style-name="T20">i</text:span><text:span text:style-name="T19">n </text:span><text:span text:style-name="T20">C</text:span><text:span text:style-name="T19">omputer </text:span><text:span text:style-name="T20">S</text:span><text:span text:style-name="T19">cience (BUT informatique) – </text:span><text:span text:style-name="T20">IUT </text:span><text:span text:style-name="T19">Clermont-Ferrand</text:span></text:p>
      <text:p text:style-name="P27"/>
      <text:p text:style-name="P28">Modules included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- Scrum Management</text:p>
            <text:p text:style-name="P15"><text:span text:style-name="T11">- </text:span><text:span text:style-name="T12">Advanced Probability</text:span></text:p>
            <text:p text:style-name="P10"><text:span text:style-name="T28">- </text:span><text:span text:style-name="T29">Database Optimisation</text:span></text:p>
          </table:table-cell>
          <table:table-cell table:style-name="Table3.B1" office:value-type="string">
            <text:p text:style-name="P12">- <text:span text:style-name="T1">Networks Functionement</text:span></text:p>
            <text:p text:style-name="P12">- <text:span text:style-name="T1">Sockets and Protocol</text:span></text:p>
            <text:p text:style-name="P9">- <text:span text:style-name="T1">Advanced Development</text:span></text:p>
          </table:table-cell>
        </table:table-row>
      </table:table>
      <text:p text:style-name="P29"/>
      <text:p text:style-name="P7"><text:span text:style-name="T30">Group Project </text:span><text:span text:style-name="T31">on </text:span><text:span text:style-name="T32">password manager, application will be cross-plateform and support 2FA.</text:span></text:p>
      <text:p text:style-name="P3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EMPLOYEMENT AND EXPERIENCE</text:p>
          </table:table-cell>
        </table:table-row>
      </table:table>
      <text:p text:style-name="P30"/>
      <text:p text:style-name="P18">August – October. 2021<text:span text:style-name="T2"><text:tab/><text:tab/>Software Developer, Good Software Inc., London, England</text:span></text:p>
      <text:p text:style-name="P18"><text:span text:style-name="T34"/></text:p>
      <text:p text:style-name="P18"><text:span text:style-name="T34">Temporary work in software development.</text:span></text:p>
      <text:p text:style-name="P18"><text:span text:style-name="T34"/></text:p>
      <text:p text:style-name="P20"/>
      <text:p text:style-name="P20"/>
      <text:p text:style-name="P20"><text:soft-page-break/>June – September. 2022<text:span text:style-name="T2"><text:tab/><text:tab/>Front-End developer, Freelance.</text:span></text:p>
      <text:p text:style-name="P20"/>
      <text:p text:style-name="P24">I offered my services as front-end developers, my missions consisted of translating website models into real html, css and js websites. But also to create from scratch a site that sticks with the description of the client.</text:p>
      <text:p text:style-name="P18"><text:span text:style-name="T34"/></text:p>
      <text:p text:style-name="P18"><text:span text:style-name="T34">This experience was very rewarding in terms of the autonomy it requires and the languages used. I was able to express my creativity and helped people to translate their models.</text:span></text:p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7">SKILLS</text:p>
          </table:table-cell>
        </table:table-row>
      </table:table>
      <text:p text:style-name="P31"><text:span text:style-name="T17"/></text:p>
      <text:p text:style-name="P31"><text:span text:style-name="T17">Computer skills : </text:span></text:p>
      <text:p text:style-name="P31"><text:span text:style-name="T17"/></text:p>
      <text:list text:style-name="L3">
        <text:list-item>
          <text:p text:style-name="P32"><text:span text:style-name="T18">Languages</text:span><text:span text:style-name="T17">: C, C++, C#, Python, Shell, SQL, HTML, CSS</text:span></text:p>
        </text:list-item>
        <text:list-item>
          <text:p text:style-name="P32"><text:span text:style-name="T18">Software</text:span><text:span text:style-name="T17">: Git, Visual Studio, Figma</text:span></text:p>
        </text:list-item>
      </text:list>
      <text:p text:style-name="P31"><text:span text:style-name="T17"/></text:p>
      <text:p text:style-name="P21">Language skills :</text:p>
      <text:p text:style-name="P21"/>
      <text:list text:style-name="L4">
        <text:list-item>
          <text:p text:style-name="P19">French<text:span text:style-name="T2">: Native Speaker</text:span></text:p>
        </text:list-item>
        <text:list-item>
          <text:p text:style-name="P19">English<text:span text:style-name="T2">: B1 intermediate level</text:span></text:p>
        </text:list-item>
      </text:list>
      <text:p text:style-name="P21"/>
      <text:p text:style-name="P21">Soft skills :</text:p>
      <text:p text:style-name="P21"/>
      <text:list text:style-name="L5">
        <text:list-item>
          <text:p text:style-name="P22">Problem solving</text:p>
        </text:list-item>
        <text:list-item>
          <text:p text:style-name="P22">Visualization</text:p>
        </text:list-item>
      </text:list>
      <text:p text:style-name="P2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8">INTERESTS AND ACTIVITIES</text:p>
          </table:table-cell>
        </table:table-row>
      </table:table>
      <text:p text:style-name="P21"/>
      <text:p text:style-name="P18">2021 – 2022<text:span text:style-name="T2"><text:tab/><text:tab/><text:tab/><text:tab/><text:tab/><text:tab/><text:tab/><text:tab/></text:span><text:span text:style-name="T24">1</text:span><text:span text:style-name="T23">st</text:span><text:span text:style-name="T33"> </text:span><text:span text:style-name="T24">Bachelor’s degree, </text:span><text:span text:style-name="T2">Delegate</text:span></text:p>
      <text:p text:style-name="P18"/>
      <text:p text:style-name="P25">Elected by my classmates to represent them on the department council, to serve as a mediator between the teachers and them.</text:p>
      <text:p text:style-name="P21"/>
      <text:p text:style-name="P21"/>
      <text:list xml:id="list3478226113" text:style-name="L7">
        <text:list-item>
          <text:p text:style-name="P33"><text:span text:style-name="T15">Reading books, mostly dystopias and horror books like « Brave New World », « The Outsider », « </text:span><text:bookmark text:name="firstHeading"/><text:span text:style-name="T37">Fahrenheit 451</text:span><text:span text:style-name="T36"> </text:span><text:span text:style-name="T35">»</text:span></text:p>
          <text:p text:style-name="P33"/>
        </text:list-item>
        <text:list-item>
          <text:p text:style-name="P34"><text:span text:style-name="T16">Philosophy, I love listening to people talk about philosophy. And concept like happiness, evil, hope. I can read books, listen to podcasts or watch videos.</text:span></text:p>
        </text:list-item>
      </text:list>
      <text:p text:style-name="P35"><text:span text:style-name="T16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8">REFERENCES</text:p>
          </table:table-cell>
        </table:table-row>
      </table:table>
      <text:p text:style-name="P35"><text:span text:style-name="T16"/></text:p>
      <text:p text:style-name="P41"><text:span text:style-name="T8">Lafourcade Pascal, Group Project Tutor at UCA Computer Science department.</text:span></text:p>
      <text:p text:style-name="P41"><text:span text:style-name="T8">5 Av. Blaise Pascal, 63170 Aubière. </text:span></text:p>
      <text:p text:style-name="P41"><text:a xlink:type="simple" xlink:href="mailto:pascal.lafourcade@uca.fr" text:style-name="Internet_20_link" text:visited-style-name="Visited_20_Internet_20_Link"><text:span text:style-name="T10">pascal.lafourcade@uca.fr</text:span></text:a></text:p>
      <text:p text:style-name="P35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, Calibri_EmbeddedFont, Calibri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0.51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1:24:51.133708897</meta:creation-date>
    <dc:date>2022-10-03T14:32:32.229019186</dc:date>
    <meta:editing-duration>PT1H58M52S</meta:editing-duration>
    <meta:editing-cycles>2</meta:editing-cycles>
    <meta:generator>LibreOffice/7.4.1.2$Linux_X86_64 LibreOffice_project/40$Build-2</meta:generator>
    <meta:document-statistic meta:table-count="7" meta:image-count="0" meta:object-count="0" meta:page-count="2" meta:paragraph-count="52" meta:word-count="388" meta:character-count="2564" meta:non-whitespace-character-count="2196"/>
  </office:meta>
</office:document-meta>
</file>